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4.166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fo:min-height="2.799cm"/>
    </style:style>
    <style:style style:name="gr8" style:family="graphic" style:parent-style-name="standard">
      <style:graphic-properties draw:textarea-vertical-align="middle"/>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none" draw:textarea-vertical-align="middle"/>
    </style:style>
    <style:style style:name="gr12" style:family="graphic" style:parent-style-name="standard">
      <style:graphic-properties draw:stroke="none" svg:stroke-color="#000000" draw:fill="none" draw:fill-color="#ffffff" fo:min-height="1.157cm"/>
    </style:style>
    <style:style style:name="gr13" style:family="graphic" style:parent-style-name="standard">
      <style:graphic-properties draw:textarea-horizontal-align="justify" draw:textarea-vertical-align="middle" draw:auto-grow-height="false" fo:min-height="0cm" fo:min-width="0cm" fo:wrap-option="wrap"/>
    </style:style>
    <style:style style:name="gr14" style:family="graphic" style:parent-style-name="standard">
      <style:graphic-properties draw:stroke="none" svg:stroke-color="#000000" draw:fill="none" draw:fill-color="#ffffff" fo:min-height="0.95cm"/>
    </style:style>
    <style:style style:name="gr15" style:family="graphic" style:parent-style-name="standard">
      <style:graphic-properties draw:stroke="none" svg:stroke-color="#000000" draw:fill="none" draw:fill-color="#ffffff" fo:min-height="0.85cm"/>
    </style:style>
    <style:style style:name="gr16" style:family="graphic" style:parent-style-name="standard">
      <style:graphic-properties draw:stroke="none" svg:stroke-color="#000000" draw:fill="none" draw:fill-color="#ffffff" fo:min-height="0.75cm"/>
    </style:style>
    <style:style style:name="gr17" style:family="graphic" style:parent-style-name="standard">
      <style:graphic-properties draw:textarea-horizontal-align="center" draw:textarea-vertical-align="middle" draw:fit-to-contour="true"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21" style:family="graphic" style:parent-style-name="standard">
      <style:graphic-properties draw:textarea-vertical-align="middle" draw:fit-to-contour="true" fo:padding-top="0cm" fo:padding-bottom="0cm" fo:padding-left="0cm" fo:padding-right="0cm"/>
    </style:style>
    <style:style style:name="P1" style:family="paragraph">
      <style:paragraph-properties fo:text-align="center"/>
      <style:text-properties fo:font-size="44pt" style:font-size-asian="44pt" style:font-size-complex="44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paragraph-properties fo:text-align="center"/>
      <style:text-properties fo:font-size="16pt" style:font-size-asian="16pt" style:font-size-complex="16pt"/>
    </style:style>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8.878cm" svg:height="5.585cm" draw:transform="skewX (0.000174532925199385) rotate (-0.179070781255771) translate (9.537cm 1.5cm)">
          <text:p text:style-name="P1"><text:span text:style-name="T1">Internet</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8.479cm" svg:height="7.932cm" svg:x="10.044cm" svg:y="11.068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5.446cm" svg:height="4.416cm" svg:x="10.122cm" svg:y="11.223cm">
          <draw:text-box>
            <text:p text:style-name="P3"><text:span text:style-name="T2">Виртуальный сервер</text:span></text:p>
          </draw:text-box>
        </draw:frame>
        <draw:custom-shape draw:style-name="gr4" draw:text-style-name="P2" draw:layer="layout" svg:width="2.567cm" svg:height="0.854cm" svg:x="15.1cm" svg:y="13.868cm">
          <text:p text:style-name="P2">Парсер</text:p>
          <draw:enhanced-geometry svg:viewBox="0 0 21600 21600" draw:glue-points="10800 0 0 10800 10800 21600 21600 10800" draw:type="flowchart-process" draw:enhanced-path="M 0 0 L 21600 0 21600 21600 0 21600 0 0 Z N"/>
        </draw:custom-shape>
        <draw:custom-shape draw:style-name="gr4" draw:text-style-name="P2" draw:layer="layout" svg:width="2.528cm" svg:height="0.856cm" svg:x="15.1cm" svg:y="15.578cm">
          <text:p text:style-name="P2">Web api</text:p>
          <draw:enhanced-geometry svg:viewBox="0 0 21600 21600" draw:glue-points="10800 0 0 10800 10800 21600 21600 10800" draw:type="flowchart-process" draw:enhanced-path="M 0 0 L 21600 0 21600 21600 0 21600 0 0 Z N"/>
        </draw:custom-shape>
        <draw:custom-shape draw:style-name="gr4" draw:text-style-name="P2" draw:layer="layout" svg:width="3.267cm" svg:height="4.124cm" svg:x="10.589cm" svg:y="13.322cm">
          <draw:glue-point draw:id="9" svg:x="5cm" svg:y="-2.547cm"/>
          <text:p text:style-name="P2">БД</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 draw:text-style-name="P2" draw:layer="layout" svg:x1="13.856cm" svg:y1="15.967cm" svg:x2="15.1cm" svg:y2="15.967cm">
          <text:p/>
        </draw:line>
        <draw:line draw:style-name="gr5" draw:text-style-name="P2" draw:layer="layout" svg:x1="15.1cm" svg:y1="14.334cm" svg:x2="13.856cm" svg:y2="14.334cm">
          <text:p/>
        </draw:line>
        <draw:rect draw:style-name="gr6" draw:text-style-name="P2" draw:layer="layout" svg:width="6.143cm" svg:height="7.544cm" svg:x="1.8cm" svg:y="8.5cm">
          <text:p/>
        </draw:rect>
        <draw:custom-shape draw:style-name="gr4" draw:text-style-name="P2" draw:layer="layout" svg:width="2.955cm" svg:height="3.811cm" svg:x="3.278cm" svg:y="10.367cm">
          <text:p text:style-name="P2">HTML</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3" draw:layer="layout" svg:width="4.433cm" svg:height="3.049cm" svg:x="2.578cm" svg:y="8.733cm">
          <draw:text-box>
            <text:p text:style-name="P3"><text:span text:style-name="T2">Сайт ВУЗа</text:span></text:p>
          </draw:text-box>
        </draw:frame>
        <draw:rect draw:style-name="gr8" draw:text-style-name="P4" draw:layer="layout" svg:width="5.288cm" svg:height="1.245cm" svg:x="21.946cm" svg:y="4.844cm">
          <text:p text:style-name="P4"><text:span text:style-name="T3">Мобильный клиент</text:span></text:p>
        </draw:rect>
        <draw:rect draw:style-name="gr8" draw:text-style-name="P4" draw:layer="layout" svg:width="5.29cm" svg:height="1.244cm" svg:x="22.1cm" svg:y="5.467cm">
          <text:p text:style-name="P4"><text:span text:style-name="T3">Мобильный клиент</text:span></text:p>
        </draw:rect>
        <draw:rect draw:style-name="gr8" draw:text-style-name="P4" draw:layer="layout" svg:width="5.288cm" svg:height="1.244cm" svg:x="22.256cm" svg:y="6.089cm">
          <text:p text:style-name="P4"><text:span text:style-name="T3">Мобильный клиент</text:span></text:p>
        </draw:rect>
        <draw:rect draw:style-name="gr8" draw:text-style-name="P4" draw:layer="layout" svg:width="5.289cm" svg:height="1.245cm" svg:x="22.412cm" svg:y="6.711cm">
          <text:p text:style-name="P4"><text:span text:style-name="T3">Мобильный клиент</text:span></text:p>
        </draw:rect>
        <draw:rect draw:style-name="gr8" draw:text-style-name="P4" draw:layer="layout" svg:width="5.29cm" svg:height="1.245cm" svg:x="22.567cm" svg:y="7.333cm">
          <text:p text:style-name="P4"><text:span text:style-name="T3">Мобильный клиент</text:span></text:p>
        </draw:rect>
        <draw:line draw:style-name="gr9" draw:text-style-name="P2" draw:layer="layout" svg:x1="4.833cm" svg:y1="8.422cm" svg:x2="9.811cm" svg:y2="6.322cm">
          <text:p/>
        </draw:line>
        <draw:line draw:style-name="gr9" draw:text-style-name="P2" draw:layer="layout" svg:x1="13.389cm" svg:y1="7.956cm" svg:x2="13.467cm" svg:y2="10.834cm">
          <text:p/>
        </draw:line>
        <draw:line draw:style-name="gr9" draw:text-style-name="P2" draw:layer="layout" svg:x1="17.978cm" svg:y1="5.078cm" svg:x2="21.711cm" svg:y2="5.389cm">
          <text:p/>
        </draw:line>
        <draw:line draw:style-name="gr9" draw:text-style-name="P2" draw:layer="layout" svg:x1="17.978cm" svg:y1="5.545cm" svg:x2="21.711cm" svg:y2="6.089cm">
          <text:p/>
        </draw:line>
        <draw:line draw:style-name="gr9" draw:text-style-name="P2" draw:layer="layout" svg:x1="17.978cm" svg:y1="5.933cm" svg:x2="21.711cm" svg:y2="6.711cm">
          <text:p/>
        </draw:line>
        <draw:line draw:style-name="gr9" draw:text-style-name="P2" draw:layer="layout" svg:x1="17.823cm" svg:y1="6.245cm" svg:x2="21.945cm" svg:y2="7.412cm">
          <text:p/>
        </draw:line>
        <draw:line draw:style-name="gr9" draw:text-style-name="P2" draw:layer="layout" svg:x1="17.589cm" svg:y1="6.789cm" svg:x2="22.1cm" svg:y2="8.189cm">
          <text:p/>
        </draw:line>
      </draw:page>
      <draw:page draw:name="page2" draw:style-name="dp1" draw:master-page-name="Обычный">
        <draw:frame draw:style-name="gr10" draw:layer="layout" svg:width="6.67cm" svg:height="0.963cm" svg:x="10.73cm" svg:y="1.3cm">
          <draw:text-box>
            <text:p>Виртуальный сервер</text:p>
          </draw:text-box>
        </draw:frame>
        <draw:g>
          <draw:rect draw:style-name="gr11" draw:text-style-name="P2" draw:layer="layout" svg:width="26.3cm" svg:height="15.33cm" svg:x="1.7cm" svg:y="3.97cm">
            <text:p/>
          </draw:rect>
          <draw:frame draw:style-name="gr12" draw:layer="layout" svg:width="11.479cm" svg:height="1.407cm" svg:x="1.7cm" svg:y="2.563cm">
            <draw:text-box>
              <text:p>Debian?</text:p>
            </draw:text-box>
          </draw:frame>
        </draw:g>
        <draw:rect draw:style-name="gr11" draw:text-style-name="P2" draw:layer="layout" svg:width="11cm" svg:height="9.6cm" svg:x="3.8cm" svg:y="9.4cm">
          <text:p/>
        </draw:rect>
        <draw:custom-shape draw:style-name="gr13" draw:text-style-name="P2" draw:layer="layout" svg:width="8.2cm" svg:height="3.7cm" svg:x="5.15cm" svg:y="10.1cm">
          <text:p text:style-name="P2">БД для хранения актуальной версии расписания</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4" draw:layer="layout" svg:width="2.9cm" svg:height="1.2cm" svg:x="7.9cm" svg:y="8.5cm">
          <draw:text-box>
            <text:p>MySQL</text:p>
          </draw:text-box>
        </draw:frame>
        <draw:rect draw:style-name="gr11" draw:text-style-name="P2" draw:layer="layout" svg:width="5.8cm" svg:height="9.6cm" svg:x="20.5cm" svg:y="9.4cm">
          <text:p/>
        </draw:rect>
        <draw:rect draw:style-name="gr8" draw:text-style-name="P2" draw:layer="layout" svg:width="4.2cm" svg:height="2.6cm" svg:x="21.2cm" svg:y="11.6cm">
          <text:p text:style-name="P2">WEB API</text:p>
        </draw:rect>
        <draw:frame draw:style-name="gr15" draw:layer="layout" svg:width="1.9cm" svg:height="1.1cm" svg:x="21.3cm" svg:y="9.7cm">
          <draw:text-box>
            <text:p>PHP</text:p>
          </draw:text-box>
        </draw:frame>
        <draw:frame draw:style-name="gr16" draw:layer="layout" svg:width="2.8cm" svg:height="1cm" svg:x="21.4cm" svg:y="8.4cm">
          <draw:text-box>
            <text:p>Apache</text:p>
          </draw:text-box>
        </draw:frame>
        <draw:rect draw:style-name="gr8" draw:text-style-name="P2" draw:layer="layout" svg:width="4.2cm" svg:height="2.6cm" svg:x="21.2cm" svg:y="14.5cm">
          <text:p text:style-name="P2">WEB Клиент</text:p>
        </draw:rect>
        <draw:custom-shape draw:style-name="gr13" draw:text-style-name="P2" draw:layer="layout" svg:width="8.1cm" svg:height="3.4cm" svg:x="5.2cm" svg:y="14.5cm">
          <text:p text:style-name="P2">БД польдовательских данных</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7" draw:text-style-name="P2" draw:layer="layout" svg:width="6.1cm" svg:height="3.1cm" svg:x="14.2cm" svg:y="4.7cm">
          <text:p text:style-name="P2">Парсер статических HTML страниц университетского расписания</text:p>
        </draw:rect>
        <draw:frame draw:style-name="gr18" draw:layer="layout" svg:width="6.2cm" svg:height="1.063cm" svg:x="9.2cm" svg:y="7.8cm">
          <draw:text-box>
            <text:p>Запись расписания</text:p>
          </draw:text-box>
        </draw:frame>
        <draw:line draw:style-name="gr5" draw:text-style-name="P2" draw:layer="layout" svg:x1="16.6cm" svg:y1="7.9cm" svg:x2="14.7cm" svg:y2="9.5cm">
          <text:p/>
        </draw:line>
        <draw:line draw:style-name="gr5" draw:text-style-name="P2" draw:layer="layout" svg:x1="20.5cm" svg:y1="13.5cm" svg:x2="14.8cm" svg:y2="13.5cm">
          <text:p/>
        </draw:line>
        <draw:line draw:style-name="gr5" draw:text-style-name="P2" draw:layer="layout" svg:x1="14.9cm" svg:y1="14.3cm" svg:x2="20.4cm" svg:y2="14.3cm">
          <text:p/>
        </draw:line>
        <draw:line draw:style-name="gr5" draw:text-style-name="P2" draw:layer="layout" svg:x1="20.4cm" svg:y1="11.9cm" svg:x2="19.3cm" svg:y2="8cm">
          <text:p/>
        </draw:line>
        <draw:frame draw:style-name="gr19" draw:layer="layout" svg:width="4.4cm" svg:height="1.675cm" svg:x="16.1cm" svg:y="9.425cm">
          <draw:text-box>
            <text:p>Запрос на обновление</text:p>
          </draw:text-box>
        </draw:frame>
        <draw:frame draw:style-name="gr20" draw:layer="layout" svg:width="4.608cm" svg:height="2.387cm" svg:x="15.4cm" svg:y="11.113cm">
          <draw:text-box>
            <text:p>Запись пользовательских данных</text:p>
          </draw:text-box>
        </draw:frame>
        <draw:frame draw:style-name="gr10" draw:layer="layout" svg:width="4.994cm" svg:height="0.963cm" svg:x="15.1cm" svg:y="14.637cm">
          <draw:text-box>
            <text:p>Чтение данных</text:p>
          </draw:text-box>
        </draw:frame>
        <draw:rect draw:style-name="gr8" draw:text-style-name="P2" draw:layer="layout" svg:width="4.3cm" svg:height="1.2cm" svg:x="2.8cm" svg:y="4.4cm">
          <text:p text:style-name="P2">FTP сервер</text:p>
        </draw:rect>
        <draw:rect draw:style-name="gr8" draw:text-style-name="P2" draw:layer="layout" svg:width="4.3cm" svg:height="1.2cm" svg:x="2.8cm" svg:y="5.8cm">
          <text:p text:style-name="P2">SSH</text:p>
        </draw:rect>
        <draw:rect draw:style-name="gr21" draw:text-style-name="P2" draw:layer="layout" svg:width="4.6cm" svg:height="1.5cm" svg:x="23cm" svg:y="4.9cm">
          <text:p text:style-name="P2">Таймер обновления</text:p>
        </draw:rect>
        <draw:line draw:style-name="gr5" draw:text-style-name="P2" draw:layer="layout" svg:x1="23cm" svg:y1="5.7cm" svg:x2="20.3cm" svg:y2="5.7cm">
          <text:p/>
        </draw:line>
        <draw:frame draw:style-name="gr19" draw:layer="layout" svg:width="4.4cm" svg:height="1.675cm" svg:x="20.7cm" svg:y="6.325cm">
          <draw:text-box>
            <text:p>Запрос на обновление</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 Hex</meta:initial-creator>
    <meta:creation-date>2016-10-28T08:49:11.64</meta:creation-date>
    <meta:generator>OpenOffice/4.1.2$Win32 OpenOffice.org_project/412m3$Build-9782</meta:generator>
    <dc:date>2016-10-28T11:35:05.36</dc:date>
    <dc:creator>Al Hex</dc:creator>
    <meta:editing-duration>PT2H40M</meta:editing-duration>
    <meta:editing-cycles>2</meta:editing-cycles>
    <meta:document-statistic meta:object-count="50"/>
  </office:meta>
</office:document-meta>
</file>